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ed8e" officeooo:paragraph-rsid="001ded8e"/>
    </style:style>
    <style:style style:name="P2" style:family="paragraph" style:parent-style-name="Standard">
      <style:text-properties fo:language="ru" fo:country="RU" officeooo:rsid="001ded8e" officeooo:paragraph-rsid="001fab89"/>
    </style:style>
    <style:style style:name="P3" style:family="paragraph" style:parent-style-name="Standard">
      <style:text-properties fo:language="ru" fo:country="RU" officeooo:rsid="001fab89" officeooo:paragraph-rsid="001fab89"/>
    </style:style>
    <style:style style:name="P4" style:family="paragraph" style:parent-style-name="Standard">
      <style:text-properties fo:language="ru" fo:country="RU" officeooo:rsid="0022243c" officeooo:paragraph-rsid="0022243c"/>
    </style:style>
    <style:style style:name="P5" style:family="paragraph" style:parent-style-name="Standard">
      <style:text-properties fo:language="ru" fo:country="RU" officeooo:rsid="00232446" officeooo:paragraph-rsid="00232446"/>
    </style:style>
    <style:style style:name="T1" style:family="text">
      <style:text-properties officeooo:rsid="001fab89"/>
    </style:style>
    <style:style style:name="T2" style:family="text">
      <style:text-properties fo:language="en" fo:country="US" officeooo:rsid="001fab89"/>
    </style:style>
    <style:style style:name="T3" style:family="text">
      <style:text-properties officeooo:rsid="0020ce5c"/>
    </style:style>
    <style:style style:name="T4" style:family="text">
      <style:text-properties officeooo:rsid="00215be7"/>
    </style:style>
    <style:style style:name="T5" style:family="text">
      <style:text-properties officeooo:rsid="00222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тыре режима функционирования изделия водяного счётчика СВ-15 (СВ) после сборки.</text:p>
      <text:p text:style-name="P1"/>
      <text:p text:style-name="P2">1. Режим «<text:span text:style-name="T1">Д</text:span>о проверки». Электронные схемы находятся в режиме периодического измерения скорости вращения турбины, с целью определения момента начала поверки по определённому пороговому значению скорости вращения. Все цепи связанные с передачей информации внешним устройствам находятся в отключённом состоянии. Если скорость вращения (частота импульсов с выхода ОУ) достигла <text:s/>и превысила запрограммированный предел и удерживается в течение запрограммированного времени(), СВ переключается в режим «<text:span text:style-name="T1">П</text:span>оверк<text:span text:style-name="T1">а»</text:span>.</text:p>
      <text:p text:style-name="P1"/>
      <text:p text:style-name="P1">2. Режим «<text:span text:style-name="T1">П</text:span>оверк<text:span text:style-name="T1">а»</text:span>. <text:span text:style-name="T1">Схемы находятся в режиме постоянного измерения скорости вращения турбины и отсылки событий детектирования импульсов с выхода ОУ через трансмиттер СВ. При скорости детектирования импульсов не выше 10 Гц <text:s/>радио-пакет данных отправляется с частотой 1Гц, в пакете содержится информация о количестве зафиксированных импульсов с выхода ОУ. После отправки пакета радиомодуль переходит в режим приёма пакета от установки поверки с целью получить и зафиксировать измеренное установкой поверки отклонение тактовой частоты СВ от стандартной принятой за эталон частоты, на которую ориентированно программное обеспечение контроллера СВ. После прохождения полного цикла поверки, в </text:span><text:span text:style-name="T2">eeprom </text:span><text:span text:style-name="T1">контроллера СВ устанавливается флаг прохождения поверки и СВ переключается в режим «Продажа».</text:span></text:p>
      <text:p text:style-name="P1"/>
      <text:p text:style-name="P3">3. Режим «Продажа». Схемы находятся в режиме периодического измерения скорости вращения турбины<text:span text:style-name="T3">(детектирования импульсов на выходе ОУ)</text:span>. <text:span text:style-name="T4">Скорость вращения турбины регистрируется и данные отправляются по радиотракту с целью проверки функционирования счётчика по месту продажи. Измеренные данные не</text:span> <text:span text:style-name="T5">фиксируются в качестве показаний расхода воды, а служат лишь индикатором нормального функционирования схем счетчика и программы считывающей показания. </text:span>Если скорость вращения достигла <text:span text:style-name="T3">и превысила</text:span> <text:span text:style-name="T3">заданное установленное для данного режима значение и продолжительность таких показаний достигла установленной продолжительности, то СВ переходит в режим «Работа».</text:span></text:p>
      <text:p text:style-name="P3"/>
      <text:p text:style-name="P4">4. Режим «Работа». <text:span text:style-name="T1"><text:s/>Схемы находятся в режиме периодического измерения скорости вращения турбины(детектирования импульсов на выходе ОУ). Скорость вращения турбины регистрируется и </text:span>интегральные <text:span text:style-name="T1">данные отправляются по радиотракту с целью </text:span>индикации показаний потреблённых объемов воды на терминале мобильного устройства с соответствующим программным обеспечением.</text:p>
      <text:p text:style-name="P4"/>
      <text:p text:style-name="P3"/>
      <text:p text:style-name="P3"/>
      <text:p text:style-name="P3"/>
      <text:p text:style-name="P5"><text:a xlink:type="simple" xlink:href="https://docs.google.com/document/d/1iGPw8snCDBgXkMRIKYN-Tve5wUYERVAxfm7gabxRNAc/edit?usp=sharing" text:style-name="Internet_20_link" text:visited-style-name="Visited_20_Internet_20_Link">https://docs.google.com/document/d/1iGPw8snCDBgXkMRIKYN-Tve5wUYERVAxfm7gabxRNAc/edit?usp=sharing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1:38:20.189000000</meta:creation-date>
    <dc:date>2017-05-05T12:21:17.913000000</dc:date>
    <meta:editing-duration>PT27M57S</meta:editing-duration>
    <meta:editing-cycles>6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6" meta:word-count="297" meta:character-count="2481" meta:non-whitespace-character-count="2187"/>
  </office:meta>
</office:document-meta>
</file>